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3000000A0771500C6ED865CE1.png" manifest:media-type="image/png"/>
  <manifest:file-entry manifest:full-path="Pictures/10000000000003E10000004266FE2F753AD28D21.png" manifest:media-type="image/png"/>
  <manifest:file-entry manifest:full-path="Pictures/1000000000000431000000956C33086A2BF750E6.png" manifest:media-type="image/png"/>
  <manifest:file-entry manifest:full-path="Pictures/10000000000002C800000097E76DCDA481B51411.png" manifest:media-type="image/png"/>
  <manifest:file-entry manifest:full-path="Pictures/1000000000000421000000A1BB867BCDCF4F9435.png" manifest:media-type="image/png"/>
  <manifest:file-entry manifest:full-path="Pictures/10000000000004A7000002323B2C4CB686A710CF.png" manifest:media-type="image/png"/>
  <manifest:file-entry manifest:full-path="Pictures/10000000000004DB000002F6F0992557C3421E1F.png" manifest:media-type="image/png"/>
  <manifest:file-entry manifest:full-path="Pictures/10000000000002EF000002938017BB203676C012.png" manifest:media-type="image/png"/>
  <manifest:file-entry manifest:full-path="Pictures/100000000000038400000261446B57E7E7F12BAC.png" manifest:media-type="image/png"/>
  <manifest:file-entry manifest:full-path="Pictures/10000000000003C8000002F01343DE89CA581292.png" manifest:media-type="image/png"/>
  <manifest:file-entry manifest:full-path="Pictures/1000000000000509000002C970DA02179142B4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51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062cm" svg:height="4.459cm" svg:x="0.942cm" svg:y="10.67cm">
          <draw:image xlink:href="Pictures/1000000000000509000002C970DA02179142B44B.png" xlink:type="simple" xlink:show="embed" xlink:actuate="onLoad" loext:mime-type="image/png">
            <text:p/>
          </draw:image>
        </draw:frame>
        <draw:frame draw:style-name="gr1" draw:text-style-name="P1" draw:layer="layout" svg:width="6.65cm" svg:height="4.5cm" svg:x="20.38cm" svg:y="10.931cm">
          <draw:image xlink:href="Pictures/100000000000038400000261446B57E7E7F12BAC.png" xlink:type="simple" xlink:show="embed" xlink:actuate="onLoad" loext:mime-type="image/png">
            <text:p/>
          </draw:image>
        </draw:frame>
        <draw:frame draw:style-name="gr1" draw:text-style-name="P1" draw:layer="layout" svg:width="5.974cm" svg:height="5.242cm" svg:x="21.043cm" svg:y="4.099cm">
          <draw:image xlink:href="Pictures/10000000000002EF000002938017BB203676C012.png" xlink:type="simple" xlink:show="embed" xlink:actuate="onLoad" loext:mime-type="image/png">
            <text:p/>
          </draw:image>
        </draw:frame>
        <draw:frame draw:style-name="gr1" draw:text-style-name="P1" draw:layer="layout" svg:width="7.756cm" svg:height="6.026cm" svg:x="10.784cm" svg:y="9.248cm">
          <draw:image xlink:href="Pictures/10000000000003C8000002F01343DE89CA581292.png" xlink:type="simple" xlink:show="embed" xlink:actuate="onLoad" loext:mime-type="image/png">
            <text:p/>
          </draw:image>
        </draw:frame>
        <draw:frame draw:style-name="gr1" draw:text-style-name="P1" draw:layer="layout" svg:width="8.498cm" svg:height="5.182cm" svg:x="0cm" svg:y="3.988cm">
          <draw:image xlink:href="Pictures/10000000000004DB000002F6F0992557C3421E1F.png" xlink:type="simple" xlink:show="embed" xlink:actuate="onLoad" loext:mime-type="image/png">
            <text:p/>
          </draw:image>
        </draw:frame>
        <draw:frame draw:style-name="gr1" draw:text-style-name="P1" draw:layer="layout" svg:width="9.508cm" svg:height="4.486cm" svg:x="9.584cm" svg:y="4.878cm">
          <draw:image xlink:href="Pictures/10000000000004A7000002323B2C4CB686A710CF.png" xlink:type="simple" xlink:show="embed" xlink:actuate="onLoad" loext:mime-type="image/png">
            <text:p/>
          </draw:image>
        </draw:frame>
        <draw:frame draw:style-name="gr2" draw:text-style-name="P3" draw:layer="layout" svg:width="1.884cm" svg:height="1.119cm" svg:x="1.943cm" svg:y="3.826cm">
          <draw:text-box>
            <text:p text:style-name="P2"><text:span text:style-name="T1">a)</text:span></text:p>
          </draw:text-box>
        </draw:frame>
        <draw:frame draw:style-name="gr2" draw:text-style-name="P3" draw:layer="layout" svg:width="1.884cm" svg:height="1.119cm" svg:x="1.276cm" svg:y="10.222cm">
          <draw:text-box>
            <text:p text:style-name="P2"><text:span text:style-name="T1">b)</text:span></text:p>
          </draw:text-box>
        </draw:frame>
        <draw:frame draw:style-name="gr2" draw:text-style-name="P3" draw:layer="layout" svg:width="1.884cm" svg:height="1.119cm" svg:x="9.937cm" svg:y="4.646cm">
          <draw:text-box>
            <text:p text:style-name="P2"><text:span text:style-name="T1">c)</text:span></text:p>
          </draw:text-box>
        </draw:frame>
        <draw:frame draw:style-name="gr2" draw:text-style-name="P3" draw:layer="layout" svg:width="1.884cm" svg:height="1.119cm" svg:x="11.783cm" svg:y="10.166cm">
          <draw:text-box>
            <text:p text:style-name="P2"><text:span text:style-name="T1">d)</text:span></text:p>
          </draw:text-box>
        </draw:frame>
        <draw:frame draw:style-name="gr2" draw:text-style-name="P3" draw:layer="layout" svg:width="1.884cm" svg:height="1.119cm" svg:x="21.043cm" svg:y="3.582cm">
          <draw:text-box>
            <text:p text:style-name="P2"><text:span text:style-name="T1">e)</text:span></text:p>
          </draw:text-box>
        </draw:frame>
        <draw:frame draw:style-name="gr2" draw:text-style-name="P3" draw:layer="layout" svg:width="1.884cm" svg:height="1.119cm" svg:x="21.081cm" svg:y="10.036cm">
          <draw:text-box>
            <text:p text:style-name="P2"><text:span text:style-name="T1">f)</text:span></text:p>
          </draw:text-box>
        </draw:frame>
        <draw:frame draw:style-name="gr3" draw:text-style-name="P5" draw:layer="layout" svg:width="26.382cm" svg:height="2.301cm" svg:x="0.895cm" svg:y="0.667cm">
          <draw:text-box>
            <text:p text:style-name="P4"><text:span text:style-name="T2">Beschreibt die Funktionsgraphen ein Wachstum oder ein Zerfall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65cm" svg:height="4.259cm" svg:x="0.141cm" svg:y="0.459cm">
          <draw:image xlink:href="Pictures/1000000000000421000000A1BB867BCDCF4F943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1.459cm" svg:height="4.55cm" svg:x="1.4cm" svg:y="0.742cm">
          <draw:image xlink:href="Pictures/10000000000002C800000097E76DCDA481B5141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7.667cm" svg:height="3.886cm" svg:x="0.2cm" svg:y="0.761cm">
          <draw:image xlink:href="Pictures/1000000000000431000000956C33086A2BF750E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6.272cm" svg:height="1.745cm" svg:x="0.327cm" svg:y="0.628cm">
          <draw:image xlink:href="Pictures/10000000000003E10000004266FE2F753AD28D2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2.296cm" svg:height="4.933cm" svg:x="0.354cm" svg:y="0.628cm">
          <draw:image xlink:href="Pictures/10000000000002D3000000A0771500C6ED865CE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7:01:16.263486047</meta:creation-date>
    <dc:date>2025-02-18T17:20:28.282250034</dc:date>
    <meta:editing-duration>PT9M1S</meta:editing-duration>
    <meta:editing-cycles>2</meta:editing-cycles>
    <meta:generator>LibreOffice/6.4.7.2$Linux_X86_64 LibreOffice_project/40$Build-2</meta:generator>
    <meta:document-statistic meta:object-count="60"/>
  </office:meta>
</office:document-meta>
</file>